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03b" officeooo:paragraph-rsid="000190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was saved because the second wodel was not generated and this was the warning/error message.</text:p>
      <text:p text:style-name="P1"/>
      <text:p text:style-name="Standard">Traceback (most recent call last):</text:p>
      <text:p text:style-name="Standard"><text:s text:c="2"/>File "/home/leon/anaconda3/lib/python3.6/runpy.py", line 193, in _run_module_as_main</text:p>
      <text:p text:style-name="Standard"><text:s text:c="4"/>"__main__", mod_spec)</text:p>
      <text:p text:style-name="Standard"><text:s text:c="2"/>File "/home/leon/anaconda3/lib/python3.6/runpy.py", line 85, in _run_code</text:p>
      <text:p text:style-name="Standard"><text:s text:c="4"/>exec(code, run_globals)</text:p>
      <text:p text:style-name="Standard"><text:s text:c="2"/>File "/home/leon/baselines/baselines/run.py", line 224, in &lt;module&gt;</text:p>
      <text:p text:style-name="Standard"><text:s text:c="4"/>main()</text:p>
      <text:p text:style-name="Standard"><text:s text:c="2"/>File "/home/leon/baselines/baselines/run.py", line 198, in main</text:p>
      <text:p text:style-name="Standard"><text:s text:c="4"/>model, env = train(args, extra_args)</text:p>
      <text:p text:style-name="Standard"><text:s text:c="2"/>File "/home/leon/baselines/baselines/run.py", line 81, in train</text:p>
      <text:p text:style-name="Standard"><text:s text:c="4"/>**alg_kwargs</text:p>
      <text:p text:style-name="Standard"><text:s text:c="2"/>File "/home/leon/baselines/baselines/acktr/acktr.py", line 151, in learn</text:p>
      <text:p text:style-name="Standard"><text:s text:c="4"/>coord.join(enqueue_threads)</text:p>
      <text:p text:style-name="Standard"><text:s text:c="2"/>File "/home/leon/anaconda3/lib/python3.6/site-packages/tensorflow/python/training/coordinator.py", line 389, in join</text:p>
      <text:p text:style-name="Standard"><text:s text:c="4"/>six.reraise(*self._exc_info_to_raise)</text:p>
      <text:p text:style-name="Standard"><text:s text:c="2"/>File "/home/leon/anaconda3/lib/python3.6/site-packages/six.py", line 693, in reraise</text:p>
      <text:p text:style-name="Standard"><text:s text:c="4"/>raise value</text:p>
      <text:p text:style-name="Standard"><text:s text:c="2"/>File "/home/leon/anaconda3/lib/python3.6/site-packages/tensorflow/python/training/queue_runner_impl.py", line 257, in _run</text:p>
      <text:p text:style-name="Standard"><text:s text:c="4"/>enqueue_callable()</text:p>
      <text:p text:style-name="Standard">File "/home/leon/anaconda3/lib/python3.6/site-packages/tensorflow/python/client/session.py", line 1267, in _single_tensor_run</text:p>
      <text:p text:style-name="Standard"><text:s text:c="4"/>results = self._call_tf_sessionrun(None, {}, fetch_list, [], None)</text:p>
      <text:p text:style-name="Standard"><text:s text:c="2"/>File "/home/leon/anaconda3/lib/python3.6/site-packages/tensorflow/python/client/session.py", line 1407, in _call_tf_sessionrun</text:p>
      <text:p text:style-name="Standard"><text:s text:c="4"/>run_metadata)</text:p>
      <text:p text:style-name="Standard">tensorflow.python.framework.errors_impl.InvalidArgumentError: Self-adjoint eigen decomposition was not successful. The input might not be valid.</text:p>
      <text:p text:style-name="Standard"><text:tab/> [[{{node cond_1/SelfAdjointEigV2_10}} = SelfAdjointEigV2[T=DT_FLOAT, compute_v=true, _device="/job:localhost/replica:0/task:0/device:CPU:0"](cond_1/SelfAdjointEigV2_10/Switch:1)]]</text:p>
      <text:p text:style-name="Standard"><text:tab/> [[{{node cond_1/fifo_queue_enqueue/_70}} = _Recv[client_terminated=false, recv_device="/job:localhost/replica:0/task:0/device:GPU:0", send_device="/job:localhost/replica:0/task:0/device:CPU:0", send_device_incarnation=1, tensor_name="edge_128_cond_1/fifo_queue_enqueue", tensor_type=DT_FLOAT, _device="/job:localhost/replica:0/task:0/device:GPU:0"]()]]</text:p>
      <text:p text:style-name="Standard"/>
      <text:p text:style-name="Standard">Already up to d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7:28:46.275294263</meta:creation-date>
    <dc:date>2018-11-28T07:31:46.090591191</dc:date>
    <meta:editing-duration>PT3M1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1" meta:paragraph-count="28" meta:word-count="144" meta:character-count="2158" meta:non-whitespace-character-count="1974"/>
  </office:meta>
</office:document-meta>
</file>